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/>
    <style:font-face style:name="Calibri" svg:font-family="Calibri" style:font-family-generic="swiss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/>
      <style:text-properties fo:font-size="11pt" fo:language="en" fo:country="none" style:font-size-asian="11pt" style:font-size-complex="11pt"/>
    </style:style>
    <style:style style:name="P2" style:family="paragraph" style:parent-style-name="Standard">
      <style:paragraph-properties fo:margin-top="0cm" fo:margin-bottom="0.353cm" fo:line-height="115%" fo:text-align="justify" style:justify-single-word="false"/>
      <style:text-properties fo:font-size="11pt" fo:language="en" fo:country="none" style:font-size-asian="11pt" style:font-size-complex="11pt"/>
    </style:style>
    <style:style style:name="P3" style:family="paragraph" style:parent-style-name="Standard" style:master-page-name="Standard">
      <style:paragraph-properties fo:margin-top="0cm" fo:margin-bottom="0.353cm" fo:line-height="115%" style:page-number="auto"/>
      <style:text-properties fo:font-size="11pt" fo:language="en" fo:country="none" style:font-size-asian="11pt" style:font-size-complex="11pt"/>
    </style:style>
    <style:style style:name="P4" style:family="paragraph" style:parent-style-name="Standard">
      <style:paragraph-properties fo:margin-top="0cm" fo:margin-bottom="0.353cm" fo:line-height="115%" fo:text-align="justify" style:justify-single-word="false"/>
      <style:text-properties fo:font-size="11pt" fo:language="en" fo:country="none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fter a long time</text:p>
      <text:p text:style-name="P2"><text:s/>My name's Glenn. I live in New Zealand . This story is about my <text:s/>aunt . Her figure might be 32 -25-32. My family consists of myself, two cousin sisters , my parents, my uncle , my grandmother and ,of course, my aunt. </text:p>
      <text:p text:style-name="P2">The place where I live has much of a tropical climate. It all began 6 years back. Our house got its first set of air <text:s/>conditioners. However, <text:s/>utility bills was a big deal in my family. Therefore, we could afford operating only a single air conditioner. Thus it was decided that my uncle and his family would sleep in the room with the aircon and the rest of us would use room coolers. I have had hots for my aunt from almost my childhood. I believe its a complex. A psychological miswiring <text:s/>I am born with. Back in my childhood I would sneak under my aunt's skirt to watch the show, besides, she doesnt wear any underwear. Many a times I had touched her butt while she was asleep. However, this stopped after I progressed to higher grades probably because I had moved to another city and only occasionaly visited my aunt and rarely had the courage. </text:p>
      <text:p text:style-name="P2">Six years back, I had been a connosieur of porn. I had watched so much of it that I developed a unique skill . I could easily identify any famous pornstars no matter what video you <text:s/>play. </text:p>
      <text:p text:style-name="P2">I was just introduced to the idea of No fap. Well not literally, but some random guy on youtube <text:s/>suggested to not fap for seven days. I decided to give it a try. </text:p>
      <text:p text:style-name="P2"/>
      <text:p text:style-name="P1">This is an ongoing story and I dont know what will unfold next 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/>
    <style:font-face style:name="Calibri" svg:font-family="Calibri" style:font-family-generic="swiss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alibri" fo:font-size="12pt" fo:language="en" fo:country="US" style:font-name-asian="Calibri" style:font-size-asian="12pt" style:language-asian="en" style:country-asian="US" style:font-name-complex="Calibr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1-21T21:10:30.71</dc:date>
    <meta:generator>OpenOffice/4.1.2$Win32 OpenOffice.org_project/412m3$Build-9782</meta:generator>
    <meta:editing-duration>PT25M16S</meta:editing-duration>
    <meta:editing-cycles>3</meta:editing-cycles>
    <meta:document-statistic meta:table-count="0" meta:image-count="0" meta:object-count="0" meta:page-count="1" meta:paragraph-count="6" meta:word-count="288" meta:character-count="1499"/>
  </office:meta>
</office:document-meta>
</file>